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8256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string" calcext:value-type="string">
            <text:p>all</text:p>
          </table:table-cell>
          <table:table-cell table:number-columns-repeated="3" office:value-type="float" office:value="0.8073" calcext:value-type="float">
            <text:p>0.8073</text:p>
          </table:table-cell>
          <table:table-cell office:value-type="float" office:value="0.726" calcext:value-type="float">
            <text:p>0.72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726" calcext:value-type="float">
            <text:p>0.726</text:p>
          </table:table-cell>
          <table:table-cell table:number-columns-repeated="3" office:value-type="float" office:value="0.8646" calcext:value-type="float">
            <text:p>0.8646</text:p>
          </table:table-cell>
          <table:table-cell office:value-type="float" office:value="0.7937" calcext:value-type="float">
            <text:p>0.7937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7937" calcext:value-type="float">
            <text:p>0.7937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7443" calcext:value-type="float">
            <text:p>0.744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490" calcext:value-type="float">
            <text:p>110124449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518" calcext:value-type="float">
            <text:p>110124451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222" calcext:value-type="float">
            <text:p>0.0222</text:p>
          </table:table-cell>
          <table:table-cell table:number-columns-repeated="2" office:value-type="float" office:value="0.0417" calcext:value-type="float">
            <text:p>0.04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07" calcext:value-type="float">
            <text:p>1101244607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0213" calcext:value-type="float">
            <text:p>0.0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15" calcext:value-type="float">
            <text:p>110124461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44" calcext:value-type="float">
            <text:p>110124464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43742855" calcext:value-type="float">
            <text:p>114374285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04" calcext:value-type="float">
            <text:p>0.04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10161453" calcext:value-type="float">
            <text:p>171016145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10161454" calcext:value-type="float">
            <text:p>171016145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23976096" calcext:value-type="float">
            <text:p>19239760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23976121" calcext:value-type="float">
            <text:p>19239761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23159641" calcext:value-type="float">
            <text:p>42315964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23159788" calcext:value-type="float">
            <text:p>42315978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09086460" calcext:value-type="float">
            <text:p>60908646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0333" calcext:value-type="float">
            <text:p>0.0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8397110" calcext:value-type="float">
            <text:p>783971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raw-graphs" table:style-name="ta1">
        <table:shapes>
          <draw:frame draw:z-index="0" draw:style-name="gr1" draw:text-style-name="P1" svg:width="12.2795in" svg:height="6.4638in" svg:x="0.1142in" svg:y="0.1142in">
            <draw:object draw:notify-on-update-of-ranges="'raw-results'.C1:'raw-results'.T1 'raw-results'.C6:'raw-results'.T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16:18:24.442918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9T16:19:49.291968500</dc:date>
    <dc:creator>Riccardo Porrini</dc:creator>
    <meta:generator>LibreOffice/4.2.4.2$Linux_X86_64 LibreOffice_project/420m0$Build-2</meta:generator>
    <meta:editing-duration>PT1M3S</meta:editing-duration>
    <meta:editing-cycles>4</meta:editing-cycles>
    <meta:document-statistic meta:table-count="2" meta:cell-count="140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191cm" svg:height="16.419cm" xlink:href=".." xlink:type="simple" chart:class="chart:bar" chart:style-name="ch1">
        <chart:title svg:x="15.055cm" svg:y="0.366cm" chart:style-name="ch2">
          <text:p>MRR</text:p>
        </chart:title>
        <chart:plot-area chart:style-name="ch3" table:cell-range-address="'raw-results'.C1:'raw-results'.T1 'raw-results'.C6:'raw-results'.T6" chart:data-source-has-labels="row" svg:x="0.128cm" svg:y="1.19cm" svg:width="29.687cm" svg:height="14.477cm">
          <chartooo:coordinate-region svg:x="4.93cm" svg:y="1.19cm" svg:width="24.791cm" svg:height="13.83cm"/>
          <chart:axis chart:dimension="x" chart:name="primary-x" chart:style-name="ch4" chartooo:axis-type="auto">
            <chartooo:date-scale/>
            <chart:categories table:cell-range-address="'raw-results'.C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T6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T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8073">
                <text:p>0.8073</text:p>
                <draw:g>
                  <svg:desc>'raw-results'.C6:'raw-results'.T6</svg:desc>
                </draw:g>
              </table:table-cell>
              <table:table-cell office:value-type="float" office:value="0.8073">
                <text:p>0.8073</text:p>
              </table:table-cell>
              <table:table-cell office:value-type="float" office:value="0.8073">
                <text:p>0.8073</text:p>
              </table:table-cell>
              <table:table-cell office:value-type="float" office:value="0.726">
                <text:p>0.726</text:p>
              </table:table-cell>
              <table:table-cell office:value-type="float" office:value="0.2028">
                <text:p>0.2028</text:p>
              </table:table-cell>
              <table:table-cell office:value-type="float" office:value="0.726">
                <text:p>0.726</text:p>
              </table:table-cell>
              <table:table-cell office:value-type="float" office:value="0.8646">
                <text:p>0.8646</text:p>
              </table:table-cell>
              <table:table-cell office:value-type="float" office:value="0.8646">
                <text:p>0.8646</text:p>
              </table:table-cell>
              <table:table-cell office:value-type="float" office:value="0.8646">
                <text:p>0.8646</text:p>
              </table:table-cell>
              <table:table-cell office:value-type="float" office:value="0.7937">
                <text:p>0.7937</text:p>
              </table:table-cell>
              <table:table-cell office:value-type="float" office:value="0.4204">
                <text:p>0.4204</text:p>
              </table:table-cell>
              <table:table-cell office:value-type="float" office:value="0.7937">
                <text:p>0.7937</text:p>
              </table:table-cell>
              <table:table-cell office:value-type="float" office:value="0.8172">
                <text:p>0.8172</text:p>
              </table:table-cell>
              <table:table-cell office:value-type="float" office:value="0.816">
                <text:p>0.816</text:p>
              </table:table-cell>
              <table:table-cell office:value-type="float" office:value="0.8172">
                <text:p>0.8172</text:p>
              </table:table-cell>
              <table:table-cell office:value-type="float" office:value="0.7755">
                <text:p>0.7755</text:p>
              </table:table-cell>
              <table:table-cell office:value-type="float" office:value="0.2854">
                <text:p>0.2854</text:p>
              </table:table-cell>
              <table:table-cell office:value-type="float" office:value="0.7443">
                <text:p>0.74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